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3493" officeooo:paragraph-rsid="001b3493"/>
    </style:style>
    <style:style style:name="P2" style:family="paragraph" style:parent-style-name="Text_20_body">
      <style:text-properties officeooo:rsid="001ba3d8" officeooo:paragraph-rsid="001ba3d8"/>
    </style:style>
    <style:style style:name="P3" style:family="paragraph" style:parent-style-name="Text_20_body" style:list-style-name="L1">
      <style:text-properties officeooo:rsid="001b3493" officeooo:paragraph-rsid="001b3493"/>
    </style:style>
    <style:style style:name="P4" style:family="paragraph" style:parent-style-name="Text_20_body" style:list-style-name="L2">
      <style:text-properties officeooo:rsid="001b3493" officeooo:paragraph-rsid="001b3493"/>
    </style:style>
    <style:style style:name="P5" style:family="paragraph" style:parent-style-name="Text_20_body" style:list-style-name="L1">
      <style:text-properties officeooo:rsid="001ba3d8" officeooo:paragraph-rsid="001ba3d8"/>
    </style:style>
    <style:style style:name="T1" style:family="text">
      <style:text-properties officeooo:rsid="001b83ae"/>
    </style:style>
    <style:style style:name="T2" style:family="text">
      <style:text-properties officeooo:rsid="001c3b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IBControls</text:h>
      <text:p text:style-name="P1">IBX 1.2 introduces a new Component Palette entry "Firebird Data Controls". This has <text:span text:style-name="T2">four</text:span> new data aware controls dependent on IBX and which make use of the SQL Parser also introduced in IBX 1.2. </text:p>
      <text:p text:style-name="P1"><text:s/>These are: </text:p>
      <text:list xml:id="list7433855696590384046" text:style-name="L1">
        <text:list-item>
          <text:p text:style-name="P3">TIBLookupComboEditBox </text:p>
        </text:list-item>
        <text:list-item>
          <text:p text:style-name="P3">TIBDynamicGrid </text:p>
        </text:list-item>
        <text:list-item>
          <text:p text:style-name="P3">TIBTreeview </text:p>
        </text:list-item>
        <text:list-item>
          <text:p text:style-name="P5">TDBControlGrid</text:p>
        </text:list-item>
      </text:list>
      <text:p text:style-name="P1">TIBLookupComboEditBox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1">TIBDynamicGrid is a TDBGrid descendent that provides for: </text:p>
      <text:list xml:id="list5729727133593493532" text:style-name="L2">
        <text:list-item>
          <text:p text:style-name="P4">automatic resizing of selected columns to fill the available row length </text:p>
        </text:list-item>
        <text:list-item>
          <text:p text:style-name="P4">automatic positioning and sizing of a "totals" control, typically at the column footer, on a per column basis. </text:p>
        </text:list-item>
        <text:list-item>
          <text:p text:style-name="P4">DataSet resorting on header row click, sorting the dataset by the selected column. A second click on the same header cell reversed the sort order. </text:p>
        </text:list-item>
        <text:list-item>
          <text:p text:style-name="P4">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4">Reselection of the same row following resorting. </text:p>
        </text:list-item>
        <text:list-item>
          <text:p text:style-name="P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TIBTreeView is a data aware T<text:span text:style-name="T1">c</text:span>ustomTreeView.</text:p>
      <text:p text:style-name="P2">TDBControlGrid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1">Examples are provided to illustrate the use of the new contr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0:54:51.661109376</meta:creation-date>
    <dc:date>2015-03-14T12:04:52.211614578</dc:date>
    <dc:creator>Tony Whyman</dc:creator>
    <meta:editing-duration>P0D</meta:editing-duration>
    <meta:editing-cycles>4</meta:editing-cycles>
    <meta:generator>LibreOffice/4.2.7.2$Linux_X86_64 LibreOffice_project/420m0$Build-2</meta:generator>
    <meta:document-statistic meta:table-count="0" meta:image-count="0" meta:object-count="0" meta:page-count="1" meta:paragraph-count="18" meta:word-count="371" meta:character-count="2283" meta:non-whitespace-character-count="1926"/>
  </office:meta>
</office:document-meta>
</file>